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text-indent="0cm" style:auto-text-indent="false"/>
      <style:text-properties fo:font-weight="bold" officeooo:rsid="0069e6f5" officeooo:paragraph-rsid="0019325b" style:font-weight-asian="bold" style:font-weight-complex="bold"/>
    </style:style>
    <style:style style:name="P2" style:family="paragraph" style:parent-style-name="Standard">
      <style:paragraph-properties fo:margin-left="0cm" fo:text-indent="0cm" style:auto-text-indent="false"/>
      <style:text-properties fo:font-weight="normal" officeooo:rsid="002eab8b" officeooo:paragraph-rsid="002eab8b" style:font-weight-asian="normal" style:font-weight-complex="normal"/>
    </style:style>
    <style:style style:name="P3" style:family="paragraph" style:parent-style-name="Standard">
      <style:paragraph-properties fo:margin-left="0cm" fo:text-indent="0cm" style:auto-text-indent="false"/>
      <style:text-properties fo:font-weight="normal" officeooo:rsid="0060aa7d" officeooo:paragraph-rsid="0060aa7d" style:font-weight-asian="normal" style:font-weight-complex="normal"/>
    </style:style>
    <style:style style:name="P4" style:family="paragraph" style:parent-style-name="Standard">
      <style:paragraph-properties fo:margin-left="0cm" fo:text-indent="0cm" style:auto-text-indent="false"/>
      <style:text-properties fo:font-weight="normal" officeooo:rsid="003f4c0d" officeooo:paragraph-rsid="003f4c0d" style:font-weight-asian="normal" style:font-weight-complex="normal"/>
    </style:style>
    <style:style style:name="P5" style:family="paragraph" style:parent-style-name="Standard">
      <style:paragraph-properties fo:margin-left="0cm" fo:text-indent="0cm" style:auto-text-indent="false"/>
      <style:text-properties fo:font-weight="normal" officeooo:rsid="00cc9961" officeooo:paragraph-rsid="00417243" style:font-weight-asian="normal" style:font-weight-complex="normal"/>
    </style:style>
    <style:style style:name="P6" style:family="paragraph" style:parent-style-name="Standard">
      <style:paragraph-properties fo:margin-left="0cm" fo:text-indent="0cm" style:auto-text-indent="false"/>
      <style:text-properties fo:font-weight="normal" officeooo:rsid="003f4c0d" officeooo:paragraph-rsid="00417243" style:font-weight-asian="normal" style:font-weight-complex="normal"/>
    </style:style>
    <style:style style:name="P7" style:family="paragraph" style:parent-style-name="Standard">
      <style:paragraph-properties fo:margin-left="0cm" fo:text-indent="0cm" style:auto-text-indent="false"/>
      <style:text-properties fo:font-weight="normal" officeooo:rsid="00417243" officeooo:paragraph-rsid="00417243" style:font-weight-asian="normal" style:font-weight-complex="normal"/>
    </style:style>
    <style:style style:name="P8" style:family="paragraph" style:parent-style-name="Standard">
      <style:paragraph-properties fo:margin-left="0cm" fo:text-indent="0cm" style:auto-text-indent="false"/>
      <style:text-properties fo:font-weight="normal" officeooo:rsid="004eedbc" officeooo:paragraph-rsid="004fffec" style:font-weight-asian="normal" style:font-weight-complex="normal"/>
    </style:style>
    <style:style style:name="P9" style:family="paragraph" style:parent-style-name="Standard">
      <style:paragraph-properties fo:margin-left="0cm" fo:text-indent="0cm" style:auto-text-indent="false"/>
      <style:text-properties fo:font-weight="normal" officeooo:rsid="00359eb4" officeooo:paragraph-rsid="00359eb4" style:font-weight-asian="normal" style:font-weight-complex="normal"/>
    </style:style>
    <style:style style:name="P10" style:family="paragraph" style:parent-style-name="Standard">
      <style:paragraph-properties fo:margin-left="0cm" fo:text-indent="0cm" style:auto-text-indent="false"/>
      <style:text-properties fo:font-weight="normal" officeooo:rsid="00359eb4" officeooo:paragraph-rsid="004fffec" style:font-weight-asian="normal" style:font-weight-complex="normal"/>
    </style:style>
    <style:style style:name="P11" style:family="paragraph" style:parent-style-name="Standard">
      <style:paragraph-properties fo:margin-left="0cm" fo:text-indent="0cm" style:auto-text-indent="false"/>
      <style:text-properties fo:font-weight="normal" officeooo:rsid="00359eb4" officeooo:paragraph-rsid="002eab8b" style:font-weight-asian="normal" style:font-weight-complex="normal"/>
    </style:style>
    <style:style style:name="P12" style:family="paragraph" style:parent-style-name="Standard">
      <style:paragraph-properties fo:margin-left="0cm" fo:text-indent="0cm" style:auto-text-indent="false"/>
      <style:text-properties fo:font-weight="normal" officeooo:rsid="00538e17" officeooo:paragraph-rsid="0019325b" style:font-weight-asian="normal" style:font-weight-complex="normal"/>
    </style:style>
    <style:style style:name="P13" style:family="paragraph" style:parent-style-name="Standard">
      <style:paragraph-properties fo:margin-left="0cm" fo:text-indent="0cm" style:auto-text-indent="false"/>
      <style:text-properties fo:font-weight="normal" officeooo:rsid="006e8dc7" officeooo:paragraph-rsid="0019325b" style:font-weight-asian="normal" style:font-weight-complex="normal"/>
    </style:style>
    <style:style style:name="P14" style:family="paragraph" style:parent-style-name="Standard">
      <style:paragraph-properties fo:margin-left="0cm" fo:text-indent="0cm" style:auto-text-indent="false"/>
      <style:text-properties fo:font-weight="normal" officeooo:rsid="0083f3ef" officeooo:paragraph-rsid="0019325b" style:font-weight-asian="normal" style:font-weight-complex="normal"/>
    </style:style>
    <style:style style:name="P15" style:family="paragraph" style:parent-style-name="Standard">
      <style:paragraph-properties fo:margin-left="0cm" fo:text-indent="0cm" style:auto-text-indent="false"/>
      <style:text-properties fo:font-weight="normal" officeooo:rsid="00b31796" officeooo:paragraph-rsid="0019325b" style:font-weight-asian="normal" style:font-weight-complex="normal"/>
    </style:style>
    <style:style style:name="P16" style:family="paragraph" style:parent-style-name="Standard">
      <style:paragraph-properties fo:margin-left="0cm" fo:text-indent="0cm" style:auto-text-indent="false"/>
      <style:text-properties fo:font-weight="normal" officeooo:rsid="001b1bf2" officeooo:paragraph-rsid="001b1bf2" style:font-weight-asian="normal" style:font-weight-complex="normal"/>
    </style:style>
    <style:style style:name="P17" style:family="paragraph" style:parent-style-name="Standard">
      <style:paragraph-properties fo:margin-left="0cm" fo:text-indent="0cm" style:auto-text-indent="false"/>
      <style:text-properties fo:font-weight="normal" officeooo:rsid="00b4c2d9" officeooo:paragraph-rsid="0019325b" style:font-weight-asian="normal" style:font-weight-complex="normal"/>
    </style:style>
    <style:style style:name="P18" style:family="paragraph" style:parent-style-name="Standard">
      <style:paragraph-properties fo:margin-left="0cm" fo:text-indent="0cm" style:auto-text-indent="false"/>
      <style:text-properties fo:font-weight="normal" officeooo:rsid="00b5e225" officeooo:paragraph-rsid="0019325b" style:font-weight-asian="normal" style:font-weight-complex="normal"/>
    </style:style>
    <style:style style:name="P19" style:family="paragraph" style:parent-style-name="Standard">
      <style:paragraph-properties fo:margin-left="0cm" fo:text-indent="0cm" style:auto-text-indent="false"/>
      <style:text-properties fo:font-weight="normal" officeooo:rsid="00f009a0" officeooo:paragraph-rsid="0041bb3c" style:font-weight-asian="normal" style:font-weight-complex="normal"/>
    </style:style>
    <style:style style:name="P20" style:family="paragraph">
      <style:paragraph-properties fo:margin-left="0cm" fo:margin-right="0cm" fo:text-indent="0cm"/>
    </style:style>
    <style:style style:name="P21" style:family="paragraph">
      <loext:graphic-properties draw:fill="none" draw:fill-color="#ffffff"/>
    </style:style>
    <style:style style:name="P22" style:family="paragraph">
      <style:paragraph-properties fo:text-align="center"/>
    </style:style>
    <style:style style:name="P23" style:family="paragraph">
      <loext:graphic-properties draw:fill="none" draw:fill-color="#ffffff"/>
      <style:paragraph-properties fo:margin-left="0cm" fo:margin-right="0cm" fo:text-indent="0cm"/>
      <style:text-properties fo:font-size="12pt"/>
    </style:style>
    <style:style style:name="P24" style:family="paragraph" style:parent-style-name="Standard">
      <style:paragraph-properties fo:margin-left="0cm" fo:text-indent="0cm" style:auto-text-indent="false"/>
      <style:text-properties fo:font-weight="normal" officeooo:rsid="00caa657" officeooo:paragraph-rsid="0019325b" style:font-weight-asian="normal" style:font-weight-complex="normal"/>
    </style:style>
    <style:style style:name="P25" style:family="paragraph" style:parent-style-name="Standard">
      <style:paragraph-properties fo:margin-left="0cm" fo:text-indent="0cm" style:auto-text-indent="false"/>
      <style:text-properties fo:font-weight="normal" officeooo:rsid="00eadf3c" officeooo:paragraph-rsid="0019325b" fo:background-color="transparent" style:font-weight-asian="normal" style:font-weight-complex="normal"/>
    </style:style>
    <style:style style:name="P26" style:family="paragraph" style:parent-style-name="Standard">
      <style:paragraph-properties fo:margin-left="0cm" fo:text-indent="0cm" style:auto-text-indent="false"/>
      <style:text-properties fo:font-weight="normal" officeooo:rsid="00eadf3c" officeooo:paragraph-rsid="0019325b" style:font-weight-asian="normal" style:font-weight-complex="normal"/>
    </style:style>
    <style:style style:name="P27" style:family="paragraph" style:parent-style-name="Standard">
      <style:paragraph-properties fo:margin-left="0cm" fo:text-indent="0cm" style:auto-text-indent="false"/>
      <style:text-properties fo:font-weight="normal" officeooo:rsid="00f009a0" officeooo:paragraph-rsid="0019325b" style:font-weight-asian="normal" style:font-weight-complex="normal"/>
    </style:style>
    <style:style style:name="P28" style:family="paragraph" style:parent-style-name="Standard">
      <style:paragraph-properties fo:margin-left="0cm" fo:text-indent="0cm" style:auto-text-indent="false"/>
      <style:text-properties fo:font-weight="normal" officeooo:rsid="001d173a" officeooo:paragraph-rsid="001d173a" style:font-weight-asian="normal" style:font-weight-complex="normal"/>
    </style:style>
    <style:style style:name="P29" style:family="paragraph" style:parent-style-name="Standard">
      <style:paragraph-properties fo:margin-left="0cm" fo:text-indent="0cm" style:auto-text-indent="false"/>
      <style:text-properties fo:font-weight="normal" officeooo:rsid="003c689e" officeooo:paragraph-rsid="00436ffb" style:font-weight-asian="normal" style:font-weight-complex="normal"/>
    </style:style>
    <style:style style:name="P30" style:family="paragraph" style:parent-style-name="Standard">
      <style:paragraph-properties fo:margin-left="0cm" fo:text-indent="0cm" style:auto-text-indent="false"/>
      <style:text-properties fo:font-weight="normal" officeooo:rsid="0036a640" officeooo:paragraph-rsid="00438f21" style:font-weight-asian="normal" style:font-weight-complex="normal"/>
    </style:style>
    <style:style style:name="P31" style:family="paragraph" style:parent-style-name="Standard">
      <style:paragraph-properties fo:margin-left="0cm" fo:text-indent="0cm" style:auto-text-indent="false"/>
      <style:text-properties fo:font-weight="normal" officeooo:rsid="00629476" officeooo:paragraph-rsid="00629476" style:font-weight-asian="normal" style:font-weight-complex="normal"/>
    </style:style>
    <style:style style:name="P32" style:family="paragraph" style:parent-style-name="Standard">
      <style:paragraph-properties fo:margin-left="0cm" fo:text-indent="0cm" style:auto-text-indent="false"/>
      <style:text-properties fo:font-weight="normal" officeooo:rsid="001eb93e" officeooo:paragraph-rsid="001eb93e" style:font-weight-asian="normal" style:font-weight-complex="normal"/>
    </style:style>
    <style:style style:name="P33" style:family="paragraph" style:parent-style-name="Standard">
      <style:paragraph-properties fo:margin-left="0cm" fo:text-indent="0cm" style:auto-text-indent="false"/>
      <style:text-properties fo:font-weight="normal" officeooo:rsid="001f52ba" officeooo:paragraph-rsid="001f52ba" style:font-weight-asian="normal" style:font-weight-complex="normal"/>
    </style:style>
    <style:style style:name="P34" style:family="paragraph" style:parent-style-name="Standard">
      <style:paragraph-properties fo:margin-left="0cm" fo:text-indent="0cm" style:auto-text-indent="false"/>
      <style:text-properties fo:font-weight="normal" officeooo:rsid="0020745a" officeooo:paragraph-rsid="0020745a" style:font-weight-asian="normal" style:font-weight-complex="normal"/>
    </style:style>
    <style:style style:name="P35" style:family="paragraph" style:parent-style-name="Standard">
      <style:paragraph-properties fo:margin-left="0cm" fo:text-indent="0cm" style:auto-text-indent="false"/>
      <style:text-properties fo:font-weight="normal" officeooo:rsid="00223337" officeooo:paragraph-rsid="00223337" style:font-weight-asian="normal" style:font-weight-complex="normal"/>
    </style:style>
    <style:style style:name="P36" style:family="paragraph" style:parent-style-name="Standard">
      <style:paragraph-properties fo:margin-left="0cm" fo:text-indent="0cm" style:auto-text-indent="false"/>
      <style:text-properties fo:font-weight="normal" officeooo:rsid="002346dc" officeooo:paragraph-rsid="002346dc" style:font-weight-asian="normal" style:font-weight-complex="normal"/>
    </style:style>
    <style:style style:name="P37" style:family="paragraph" style:parent-style-name="Standard">
      <style:paragraph-properties fo:margin-left="0cm" fo:text-indent="0cm" style:auto-text-indent="false"/>
      <style:text-properties fo:font-weight="normal" officeooo:rsid="00518af4" officeooo:paragraph-rsid="00518af4" style:font-weight-asian="normal" style:font-weight-complex="normal"/>
    </style:style>
    <style:style style:name="P38" style:family="paragraph" style:parent-style-name="Standard">
      <style:paragraph-properties fo:margin-left="0cm" fo:text-indent="0cm" style:auto-text-indent="false"/>
      <style:text-properties fo:color="#cccccc" loext:opacity="100%" style:font-name="Consolas" fo:font-size="10.5pt" fo:font-weight="normal" officeooo:rsid="00518af4" officeooo:paragraph-rsid="00518af4" fo:background-color="#1f1f1f" style:font-weight-asian="normal" style:font-weight-complex="normal"/>
    </style:style>
    <style:style style:name="P39"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40" style:family="paragraph" style:parent-style-name="Standard">
      <style:paragraph-properties style:line-height-at-least="0.503cm"/>
    </style:style>
    <style:style style:name="P41"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42" style:family="paragraph" style:parent-style-name="Standard">
      <style:paragraph-properties fo:margin-left="0cm" fo:text-indent="0cm" style:auto-text-indent="false"/>
      <style:text-properties fo:font-weight="normal" officeooo:rsid="00589377" officeooo:paragraph-rsid="00589377" style:font-weight-asian="normal" style:font-weight-complex="normal"/>
    </style:style>
    <style:style style:name="P43" style:family="paragraph" style:parent-style-name="Standard">
      <style:paragraph-properties fo:margin-left="0cm" fo:text-indent="0cm" style:auto-text-indent="false"/>
      <style:text-properties fo:font-weight="normal" officeooo:rsid="00207659" officeooo:paragraph-rsid="00207659" style:font-weight-asian="normal" style:font-weight-complex="normal"/>
    </style:style>
    <style:style style:name="P44" style:family="paragraph" style:parent-style-name="Standard">
      <style:paragraph-properties fo:margin-left="0cm" fo:text-indent="0cm" style:auto-text-indent="false"/>
      <style:text-properties fo:font-weight="normal" officeooo:rsid="0036a640" officeooo:paragraph-rsid="0036a640" style:font-weight-asian="normal" style:font-weight-complex="normal"/>
    </style:style>
    <style:style style:name="P45" style:family="paragraph" style:parent-style-name="Standard">
      <style:paragraph-properties fo:margin-left="0cm" fo:text-indent="0cm" style:auto-text-indent="false"/>
      <style:text-properties fo:font-weight="normal" officeooo:rsid="0036a640" officeooo:paragraph-rsid="0036a640" fo:background-color="#ffbf00" style:font-weight-asian="normal" style:font-weight-complex="normal"/>
    </style:style>
    <style:style style:name="P46" style:family="paragraph" style:parent-style-name="Standard">
      <style:paragraph-properties fo:margin-left="0cm" fo:text-indent="0cm" style:auto-text-indent="false"/>
      <style:text-properties fo:font-weight="normal" officeooo:rsid="003ac192" officeooo:paragraph-rsid="003ac192" style:font-weight-asian="normal" style:font-weight-complex="normal"/>
    </style:style>
    <style:style style:name="P47" style:family="paragraph" style:parent-style-name="Standard">
      <style:paragraph-properties fo:margin-left="0cm" fo:text-indent="0cm" style:auto-text-indent="false"/>
      <style:text-properties fo:font-weight="normal" officeooo:rsid="003b83fa" officeooo:paragraph-rsid="003b83fa" style:font-weight-asian="normal" style:font-weight-complex="normal"/>
    </style:style>
    <style:style style:name="P48" style:family="paragraph" style:parent-style-name="Standard">
      <style:paragraph-properties fo:margin-left="0cm" fo:text-indent="0cm" style:auto-text-indent="false"/>
      <style:text-properties fo:font-weight="normal" officeooo:rsid="0023bbfe" officeooo:paragraph-rsid="00207659" style:font-weight-asian="normal" style:font-weight-complex="normal"/>
    </style:style>
    <style:style style:name="P49" style:family="paragraph" style:parent-style-name="Standard">
      <style:paragraph-properties fo:margin-left="0cm" fo:text-indent="0cm" style:auto-text-indent="false"/>
      <style:text-properties fo:font-weight="normal" officeooo:rsid="0023bbfe" officeooo:paragraph-rsid="0023bbfe" style:font-weight-asian="normal" style:font-weight-complex="normal"/>
    </style:style>
    <style:style style:name="P50" style:family="paragraph" style:parent-style-name="Standard">
      <style:paragraph-properties fo:margin-left="0cm" fo:text-indent="0cm" style:auto-text-indent="false"/>
      <style:text-properties fo:font-weight="normal" officeooo:rsid="0036a640" officeooo:paragraph-rsid="0023bbfe" style:font-weight-asian="normal" style:font-weight-complex="normal"/>
    </style:style>
    <style:style style:name="P51" style:family="paragraph" style:parent-style-name="Standard">
      <style:paragraph-properties fo:margin-left="0cm" fo:text-indent="0cm" style:auto-text-indent="false"/>
      <style:text-properties fo:font-weight="normal" officeooo:rsid="00254d8d" officeooo:paragraph-rsid="00254d8d" style:font-weight-asian="normal" style:font-weight-complex="normal"/>
    </style:style>
    <style:style style:name="P52" style:family="paragraph" style:parent-style-name="Standard">
      <style:paragraph-properties fo:margin-left="0cm" fo:text-indent="0cm" style:auto-text-indent="false"/>
      <style:text-properties fo:font-weight="normal" officeooo:rsid="002f4802" officeooo:paragraph-rsid="002f4802" style:font-weight-asian="normal" style:font-weight-complex="normal"/>
    </style:style>
    <style:style style:name="P53" style:family="paragraph" style:parent-style-name="Standard">
      <style:paragraph-properties fo:margin-left="0cm" fo:text-indent="0cm" style:auto-text-indent="false"/>
      <style:text-properties fo:font-weight="normal" officeooo:rsid="002ff9c7" officeooo:paragraph-rsid="002ff9c7" style:font-weight-asian="normal" style:font-weight-complex="normal"/>
    </style:style>
    <style:style style:name="P54" style:family="paragraph" style:parent-style-name="Standard">
      <style:paragraph-properties fo:margin-left="0cm" fo:text-indent="0cm" style:auto-text-indent="false"/>
      <style:text-properties fo:font-weight="normal" officeooo:rsid="00244cee" officeooo:paragraph-rsid="00244cee" style:font-weight-asian="normal" style:font-weight-complex="normal"/>
    </style:style>
    <style:style style:name="P55" style:family="paragraph" style:parent-style-name="Standard">
      <style:paragraph-properties fo:margin-left="0cm" fo:text-indent="0cm" style:auto-text-indent="false"/>
      <style:text-properties fo:color="#cccccc" loext:opacity="100%" style:font-name="Consolas" fo:font-size="10.5pt" fo:font-weight="normal" officeooo:rsid="00244cee" officeooo:paragraph-rsid="00244cee" fo:background-color="#1f1f1f" style:font-weight-asian="normal" style:font-weight-complex="normal"/>
    </style:style>
    <style:style style:name="P56" style:family="paragraph" style:parent-style-name="Standard">
      <style:paragraph-properties fo:margin-left="0cm" fo:text-indent="0cm" style:auto-text-indent="false"/>
      <style:text-properties fo:font-weight="normal" officeooo:rsid="00494186" officeooo:paragraph-rsid="00244cee" style:font-weight-asian="normal" style:font-weight-complex="normal"/>
    </style:style>
    <style:style style:name="P57" style:family="paragraph" style:parent-style-name="Standard">
      <style:paragraph-properties fo:margin-left="0cm" fo:text-indent="0cm" style:auto-text-indent="false"/>
      <style:text-properties fo:font-weight="normal" officeooo:rsid="00494186" officeooo:paragraph-rsid="00494186" style:font-weight-asian="normal" style:font-weight-complex="normal"/>
    </style:style>
    <style:style style:name="P58" style:family="paragraph" style:parent-style-name="Standard">
      <style:paragraph-properties fo:margin-left="0cm" fo:text-indent="0cm" style:auto-text-indent="false"/>
      <style:text-properties fo:font-weight="normal" officeooo:rsid="00495550" officeooo:paragraph-rsid="00495550" style:font-weight-asian="normal" style:font-weight-complex="normal"/>
    </style:style>
    <style:style style:name="P59" style:family="paragraph" style:parent-style-name="Standard">
      <style:paragraph-properties fo:margin-left="0cm" fo:text-indent="0cm" style:auto-text-indent="false"/>
      <style:text-properties fo:font-weight="normal" officeooo:rsid="00254d8d" officeooo:paragraph-rsid="00494186" style:font-weight-asian="normal" style:font-weight-complex="normal"/>
    </style:style>
    <style:style style:name="P60" style:family="paragraph" style:parent-style-name="Standard">
      <style:paragraph-properties fo:margin-left="0cm" fo:text-indent="0cm" style:auto-text-indent="false"/>
      <style:text-properties fo:font-weight="normal" officeooo:rsid="00254d8d" officeooo:paragraph-rsid="004d6de9" style:font-weight-asian="normal" style:font-weight-complex="normal"/>
    </style:style>
    <style:style style:name="P61" style:family="paragraph" style:parent-style-name="Standard">
      <style:paragraph-properties fo:margin-left="0cm" fo:text-indent="0cm" style:auto-text-indent="false"/>
      <style:text-properties fo:font-weight="normal" officeooo:rsid="00254d8d" officeooo:paragraph-rsid="004a7a20" style:font-weight-asian="normal" style:font-weight-complex="normal"/>
    </style:style>
    <style:style style:name="P62" style:family="paragraph" style:parent-style-name="Standard">
      <style:paragraph-properties fo:margin-left="0cm" fo:text-indent="0cm" style:auto-text-indent="false"/>
      <style:text-properties fo:font-weight="normal" officeooo:rsid="00254d8d" officeooo:paragraph-rsid="00291199" style:font-weight-asian="normal" style:font-weight-complex="normal"/>
    </style:style>
    <style:style style:name="P63" style:family="paragraph" style:parent-style-name="Standard">
      <style:paragraph-properties fo:margin-left="0cm" fo:text-indent="0cm" style:auto-text-indent="false"/>
      <style:text-properties fo:font-weight="normal" officeooo:rsid="002cf851" officeooo:paragraph-rsid="002cf851" style:font-weight-asian="normal" style:font-weight-complex="normal"/>
    </style:style>
    <style:style style:name="P64" style:family="paragraph" style:parent-style-name="Standard">
      <style:paragraph-properties fo:margin-left="0cm" fo:text-indent="0cm" style:auto-text-indent="false"/>
      <style:text-properties fo:color="#cccccc" loext:opacity="100%" style:font-name="Consolas" fo:font-size="10.5pt" fo:font-weight="normal" officeooo:rsid="002cf851" officeooo:paragraph-rsid="002cf851" fo:background-color="#1f1f1f" style:font-weight-asian="normal" style:font-weight-complex="normal"/>
    </style:style>
    <style:style style:name="P65" style:family="paragraph" style:parent-style-name="Standard">
      <style:paragraph-properties fo:margin-left="0cm" fo:text-indent="0cm" style:auto-text-indent="false"/>
      <style:text-properties fo:font-weight="normal" officeooo:rsid="004eedbc" officeooo:paragraph-rsid="004eedbc" style:font-weight-asian="normal" style:font-weight-complex="normal"/>
    </style:style>
    <style:style style:name="P66" style:family="paragraph" style:parent-style-name="Standard">
      <style:paragraph-properties fo:margin-left="0cm" fo:text-indent="0cm" style:auto-text-indent="false"/>
      <style:text-properties fo:font-weight="normal" officeooo:rsid="0030d67c" officeooo:paragraph-rsid="0030d67c" style:font-weight-asian="normal" style:font-weight-complex="normal"/>
    </style:style>
    <style:style style:name="P67" style:family="paragraph" style:parent-style-name="Standard">
      <style:paragraph-properties fo:margin-left="0cm" fo:text-indent="0cm" style:auto-text-indent="false"/>
      <style:text-properties fo:color="#cccccc" loext:opacity="100%" style:font-name="Consolas" fo:font-size="10.5pt" fo:font-weight="normal" officeooo:rsid="0030d67c" officeooo:paragraph-rsid="0030d67c" fo:background-color="#1f1f1f" style:font-weight-asian="normal" style:font-weight-complex="normal"/>
    </style:style>
    <style:style style:name="P68" style:family="paragraph" style:parent-style-name="Standard">
      <style:paragraph-properties fo:margin-left="0cm" fo:margin-right="0cm" style:line-height-at-least="0.503cm" fo:text-indent="0cm" style:auto-text-indent="false"/>
      <style:text-properties fo:color="#cccccc" loext:opacity="100%" officeooo:paragraph-rsid="005bb9f8" fo:background-color="#1f1f1f"/>
    </style:style>
    <style:style style:name="P69"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70" style:family="paragraph" style:parent-style-name="Standard">
      <style:paragraph-properties fo:margin-left="0cm" fo:margin-right="0cm" style:line-height-at-least="0.503cm" fo:text-indent="0cm" style:auto-text-indent="false"/>
      <style:text-properties fo:font-weight="normal"/>
    </style:style>
    <style:style style:name="P71" style:family="paragraph" style:parent-style-name="Standard">
      <style:paragraph-properties fo:margin-left="0cm" fo:margin-right="0cm" style:line-height-at-least="0.503cm" fo:text-indent="0cm" style:auto-text-indent="false"/>
      <style:text-properties officeooo:rsid="00340458" officeooo:paragraph-rsid="00340458"/>
    </style:style>
    <style:style style:name="P72" style:family="paragraph" style:parent-style-name="Standard">
      <style:paragraph-properties fo:margin-left="0cm" fo:margin-right="0cm" style:line-height-at-least="0.503cm" fo:text-indent="0cm" style:auto-text-indent="false"/>
      <style:text-properties officeooo:rsid="0051a8f5" officeooo:paragraph-rsid="0051a8f5"/>
    </style:style>
    <style:style style:name="P73" style:family="paragraph" style:parent-style-name="Standard">
      <style:paragraph-properties fo:margin-left="0cm" fo:margin-right="0cm" style:line-height-at-least="0.503cm" fo:text-indent="0cm" style:auto-text-indent="false"/>
      <style:text-properties officeooo:rsid="005d255a" officeooo:paragraph-rsid="005d255a"/>
    </style:style>
    <style:style style:name="P74" style:family="paragraph" style:parent-style-name="Standard">
      <style:paragraph-properties fo:margin-left="0cm" fo:margin-right="0cm" style:line-height-at-least="0.503cm" fo:text-indent="0cm" style:auto-text-indent="false"/>
      <style:text-properties officeooo:rsid="0051a8f5" officeooo:paragraph-rsid="0052f5a4"/>
    </style:style>
    <style:style style:name="P75" style:family="paragraph" style:parent-style-name="Standard">
      <style:paragraph-properties fo:margin-left="0cm" fo:margin-right="0cm" style:line-height-at-least="0.503cm" fo:text-indent="0cm" style:auto-text-indent="false"/>
      <style:text-properties officeooo:rsid="005e5f78" officeooo:paragraph-rsid="005e5f78"/>
    </style:style>
    <style:style style:name="P76" style:family="paragraph" style:parent-style-name="Standard">
      <style:paragraph-properties fo:margin-left="0cm" fo:margin-right="0cm" style:line-height-at-least="0.503cm" fo:text-indent="0cm" style:auto-text-indent="false"/>
      <style:text-properties officeooo:rsid="005ebbfe" officeooo:paragraph-rsid="005ebbfe"/>
    </style:style>
    <style:style style:name="P77" style:family="paragraph" style:parent-style-name="Standard">
      <style:paragraph-properties fo:margin-left="0cm" fo:margin-right="0cm" style:line-height-at-least="0.503cm" fo:text-indent="0cm" style:auto-text-indent="false"/>
      <style:text-properties officeooo:rsid="005fff52" officeooo:paragraph-rsid="005fff52"/>
    </style:style>
    <style:style style:name="T1" style:family="text">
      <style:text-properties officeooo:rsid="0019325b"/>
    </style:style>
    <style:style style:name="T2" style:family="text">
      <style:text-properties officeooo:rsid="003dfae5"/>
    </style:style>
    <style:style style:name="T3" style:family="text">
      <style:text-properties officeooo:rsid="00417243"/>
    </style:style>
    <style:style style:name="T4" style:family="text">
      <style:text-properties officeooo:rsid="00b4c2d9"/>
    </style:style>
    <style:style style:name="T5" style:family="text">
      <style:text-properties fo:font-weight="bold" style:font-weight-asian="bold" style:font-weight-complex="bold"/>
    </style:style>
    <style:style style:name="T6" style:family="text">
      <style:text-properties officeooo:rsid="006f9638"/>
    </style:style>
    <style:style style:name="T7" style:family="text">
      <style:text-properties fo:font-weight="bold" officeooo:rsid="006f9638" style:font-weight-asian="bold" style:font-weight-complex="bold"/>
    </style:style>
    <style:style style:name="T8" style:family="text">
      <style:text-properties officeooo:rsid="00d1ca7f"/>
    </style:style>
    <style:style style:name="T9" style:family="text">
      <style:text-properties officeooo:rsid="001b1bf2"/>
    </style:style>
    <style:style style:name="T10" style:family="text">
      <style:text-properties fo:font-size="12pt"/>
    </style:style>
    <style:style style:name="T11" style:family="text">
      <style:text-properties officeooo:rsid="005786dc"/>
    </style:style>
    <style:style style:name="T12" style:family="text">
      <style:text-properties officeooo:rsid="001d31cd"/>
    </style:style>
    <style:style style:name="T13" style:family="text">
      <style:text-properties officeooo:rsid="002346dc"/>
    </style:style>
    <style:style style:name="T14" style:family="text">
      <style:text-properties fo:color="#569cd6" loext:opacity="100%"/>
    </style:style>
    <style:style style:name="T15" style:family="text">
      <style:text-properties fo:color="#dcdcaa" loext:opacity="100%"/>
    </style:style>
    <style:style style:name="T16" style:family="text">
      <style:text-properties fo:color="#d4d4d4" loext:opacity="100%"/>
    </style:style>
    <style:style style:name="T17" style:family="text">
      <style:text-properties fo:color="#9cdcfe" loext:opacity="100%"/>
    </style:style>
    <style:style style:name="T18" style:family="text">
      <style:text-properties fo:color="#c586c0" loext:opacity="100%" style:font-name="Consolas" fo:font-size="10.5pt" fo:font-weight="normal"/>
    </style:style>
    <style:style style:name="T19" style:family="text">
      <style:text-properties style:font-name="Consolas" fo:font-size="10.5pt" fo:font-weight="normal"/>
    </style:style>
    <style:style style:name="T20" style:family="text">
      <style:text-properties fo:color="#9cdcfe" loext:opacity="100%" style:font-name="Consolas" fo:font-size="10.5pt" fo:font-weight="normal"/>
    </style:style>
    <style:style style:name="T21" style:family="text">
      <style:text-properties fo:color="#dcdcaa" loext:opacity="100%" style:font-name="Consolas" fo:font-size="10.5pt" fo:font-weight="normal"/>
    </style:style>
    <style:style style:name="T22" style:family="text">
      <style:text-properties fo:color="#b5cea8" loext:opacity="100%"/>
    </style:style>
    <style:style style:name="T23" style:family="text">
      <style:text-properties officeooo:rsid="0059b3ef"/>
    </style:style>
    <style:style style:name="T24" style:family="text">
      <style:text-properties officeooo:rsid="00384e77"/>
    </style:style>
    <style:style style:name="T25" style:family="text">
      <style:text-properties officeooo:rsid="003a24c8"/>
    </style:style>
    <style:style style:name="T26" style:family="text">
      <style:text-properties officeooo:rsid="003ac192"/>
    </style:style>
    <style:style style:name="T27" style:family="text">
      <style:text-properties officeooo:rsid="005b833b"/>
    </style:style>
    <style:style style:name="T28" style:family="text">
      <style:text-properties officeooo:rsid="0046e8f6"/>
    </style:style>
    <style:style style:name="T29" style:family="text">
      <style:text-properties officeooo:rsid="00456843"/>
    </style:style>
    <style:style style:name="T30" style:family="text">
      <style:text-properties officeooo:rsid="003382c0"/>
    </style:style>
    <style:style style:name="T31" style:family="text">
      <style:text-properties officeooo:rsid="00494186"/>
    </style:style>
    <style:style style:name="T32" style:family="text">
      <style:text-properties fo:color="#4ec9b0" loext:opacity="100%"/>
    </style:style>
    <style:style style:name="T33" style:family="text">
      <style:text-properties fo:color="#d4d4d4" loext:opacity="100%" style:font-name="Consolas" fo:font-size="10.5pt" fo:font-weight="normal"/>
    </style:style>
    <style:style style:name="T34" style:family="text">
      <style:text-properties fo:color="#b5cea8" loext:opacity="100%" style:font-name="Consolas" fo:font-size="10.5pt" fo:font-weight="normal"/>
    </style:style>
    <style:style style:name="T35" style:family="text">
      <style:text-properties fo:color="#569cd6" loext:opacity="100%" style:font-name="Consolas" fo:font-size="10.5pt" fo:font-weight="normal"/>
    </style:style>
    <style:style style:name="T36" style:family="text">
      <style:text-properties officeooo:rsid="002ff9c7"/>
    </style:style>
    <style:style style:name="T37" style:family="text">
      <style:text-properties officeooo:rsid="0025eef4"/>
    </style:style>
    <style:style style:name="T38" style:family="text">
      <style:text-properties officeooo:rsid="004d6de9"/>
    </style:style>
    <style:style style:name="T39" style:family="text">
      <style:text-properties officeooo:rsid="002776ad"/>
    </style:style>
    <style:style style:name="T40" style:family="text">
      <style:text-properties officeooo:rsid="004a7a20"/>
    </style:style>
    <style:style style:name="T41" style:family="text">
      <style:text-properties officeooo:rsid="00291199"/>
    </style:style>
    <style:style style:name="T42" style:family="text">
      <style:text-properties officeooo:rsid="002ae5a3"/>
    </style:style>
    <style:style style:name="T43" style:family="text">
      <style:text-properties officeooo:rsid="0031dc87"/>
    </style:style>
    <style:style style:name="T44" style:family="text">
      <style:text-properties officeooo:rsid="002b42e6"/>
    </style:style>
    <style:style style:name="T45" style:family="text">
      <style:text-properties officeooo:rsid="0030d67c"/>
    </style:style>
    <style:style style:name="T46" style:family="text">
      <style:text-properties fo:color="#4ec9b0" loext:opacity="100%" style:font-name="Consolas" fo:font-size="10.5pt" fo:font-weight="normal"/>
    </style:style>
    <style:style style:name="T47" style:family="text">
      <style:text-properties fo:color="#6a9955" loext:opacity="100%"/>
    </style:style>
    <style:style style:name="T48" style:family="text">
      <style:text-properties fo:color="#dcdcaa" loext:opacity="100%" style:font-name="Consolas" fo:font-size="10.5pt" fo:background-color="#1f1f1f" loext:char-shading-value="0"/>
    </style:style>
    <style:style style:name="T49" style:family="text">
      <style:text-properties fo:color="#cccccc" loext:opacity="100%" style:font-name="Consolas" fo:font-size="10.5pt" fo:background-color="#1f1f1f" loext:char-shading-value="0"/>
    </style:style>
    <style:style style:name="T50" style:family="text">
      <style:text-properties fo:color="#9cdcfe" loext:opacity="100%" style:font-name="Consolas" fo:font-size="10.5pt" fo:background-color="#1f1f1f" loext:char-shading-value="0"/>
    </style:style>
    <style:style style:name="T51" style:family="text">
      <style:text-properties officeooo:rsid="005d6bc3"/>
    </style:style>
    <style:style style:name="T52" style:family="text">
      <style:text-properties officeooo:rsid="0054b967"/>
    </style:style>
    <style:style style:name="T53" style:family="text">
      <style:text-properties officeooo:rsid="0052f5a4"/>
    </style:style>
    <style:style style:name="T54" style:family="text">
      <style:text-properties officeooo:rsid="00566541"/>
    </style:style>
    <style:style style:name="T55" style:family="text">
      <style:text-properties officeooo:rsid="005ebbfe"/>
    </style: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heads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1.2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1.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text:span text:style-name="T1">experiments</text:span></text:p>
      <text:p text:style-name="P2">* data type <text:span text:style-name="T2">classes</text:span></text:p>
      <text:p text:style-name="P2"><text:tab/>int, float</text:p>
      <text:p text:style-name="P2"><text:tab/>sequences: string, list, tuple</text:p>
      <text:p text:style-name="P2"><text:tab/>dictionary</text:p>
      <text:p text:style-name="P2"><text:tab/>set</text:p>
      <text:p text:style-name="P2"><text:tab/>other built-in classes</text:p>
      <text:p text:style-name="P2"><text:tab/>user-defined classes</text:p>
      <text:p text:style-name="P2"/>
      <text:p text:style-name="P3">* to get type of an object</text:p>
      <text:p text:style-name="P3">x = 3</text:p>
      <text:p text:style-name="P3">type(x) <text:s/># &lt;class ‘int’&gt;</text:p>
      <text:p text:style-name="P3">type(type(x)) <text:s/># &lt;class ‘type’&gt;</text:p>
      <text:p text:style-name="P2"/>
      <text:p text:style-name="P4">*</text:p>
      <text:p text:style-name="P4">x = 523.42</text:p>
      <text:p text:style-name="P4">x = 5.2342e2 (or ...e+2)</text:p>
      <text:p text:style-name="P4">x = 52342e-2</text:p>
      <text:p text:style-name="P4"/>
      <text:p text:style-name="P4">*</text:p>
      <text:p text:style-name="P4">x = 5.55555555</text:p>
      <text:p text:style-name="P4">‘{0:.3}’.format(x): ‘5.56’ as a string</text:p>
      <text:p text:style-name="P4">‘{0:.3f}’.format(x): ‘5.556’ as a string</text:p>
      <text:p text:style-name="P4"/>
      <text:p text:style-name="P4">s = “hey”</text:p>
      <text:p text:style-name="P4">‘{0:5}’.format(s): “hey <text:s/>“ (two spaces at the end)</text:p>
      <text:p text:style-name="P4">‘{0:_^5}’.format(s): “_hey_”</text:p>
      <text:p text:style-name="P4"/>
      <text:p text:style-name="P5">* <text:span text:style-name="T3">f-string</text:span></text:p>
      <text:p text:style-name="P5">name = “galip”</text:p>
      <text:p text:style-name="P5">message = f”hey {name}, how are you”</text:p>
      <text:p text:style-name="P5">print(message)</text:p>
      <text:p text:style-name="P6"/>
      <text:p text:style-name="P7">* raw string</text:p>
      <text:p text:style-name="P7">s1 = “hello\nworld”</text:p>
      <text:p text:style-name="P7">s2 = r“hello\nworld”</text:p>
      <text:p text:style-name="P7">s1 == “hello\nworld”</text:p>
      <text:p text:style-name="P7"><text:tab/>True</text:p>
      <text:p text:style-name="P7">s2 == “hello\\nworld”</text:p>
      <text:p text:style-name="P7"><text:tab/>True</text:p>
      <text:p text:style-name="P7">print(s1)</text:p>
      <text:p text:style-name="P7"><text:tab/>hello</text:p>
      <text:p text:style-name="P7"><text:tab/>world</text:p>
      <text:p text:style-name="P7">print(s2)</text:p>
      <text:p text:style-name="P7"><text:tab/>hello\nworld</text:p>
      <text:p text:style-name="P7"/>
      <text:p text:style-name="P2">* the last item in a sequence: sequence[-1]</text:p>
      <text:p text:style-name="P2"><text:s text:c="3"/>the second last item in a sequence: sequence[-2]</text:p>
      <text:p text:style-name="P8"/>
      <text:p text:style-name="P3">* char and ASCII code</text:p>
      <text:p text:style-name="P3">chr(65) <text:s/># ‘A’</text:p>
      <text:p text:style-name="P3">ord(‘A’) <text:s/># 65</text:p>
      <text:p text:style-name="P8"><text:soft-page-break/>* unpacking a sequence</text:p>
      <text:p text:style-name="P8">x = [1, 2]</text:p>
      <text:p text:style-name="P8">a, b = x <text:s text:c="6"/># a = 1, b = 2</text:p>
      <text:p text:style-name="P8">s = “hey”</text:p>
      <text:p text:style-name="P8">a, b, c = s <text:s text:c="3"/># a = ‘h’, b = ‘e’, c = ‘y’</text:p>
      <text:p text:style-name="P9"/>
      <text:p text:style-name="P10">* deleting an item from a list</text:p>
      <text:p text:style-name="P10"><text:tab/>del x[1]</text:p>
      <text:p text:style-name="P10">* deleting a key-value pair from a dictionary</text:p>
      <text:p text:style-name="P10"><text:tab/>del x[‘key’]</text:p>
      <text:p text:style-name="P10"/>
      <text:p text:style-name="P9">* tuple with one item</text:p>
      <text:p text:style-name="P9"><text:tab/>x = (2) <text:s/>-&gt; integer class</text:p>
      <text:p text:style-name="P9"><text:tab/>x = (2,) -&gt; tuple class</text:p>
      <text:p text:style-name="P11"/>
      <text:p text:style-name="P12">* x = {}, x = {‘a’: 1}, --&gt; dictionary</text:p>
      <text:p text:style-name="P12"><text:s text:c="3"/>x = {‘a’}, --&gt; set</text:p>
      <text:p text:style-name="P12"><text:s text:c="3"/><text:span text:style-name="T4">x = ( ), --&gt; tuple</text:span></text:p>
      <text:p text:style-name="P12"/>
      <text:p text:style-name="P13">* the problem of default list value on construction method: different objects share the same list.</text:p>
      <text:p text:style-name="P13">def __init__(self):</text:p>
      <text:p text:style-name="P13"><text:s text:c="4"/>self.list = [ ] <text:s/># objects have <text:span text:style-name="T5">their own</text:span> list.</text:p>
      <text:p text:style-name="P13"/>
      <text:p text:style-name="P13">def __init__(self, list = [ ]):</text:p>
      <text:p text:style-name="P13"><text:s text:c="4"/>self.list = [ ] <text:s/># objects have <text:span text:style-name="T5">their own</text:span> list.</text:p>
      <text:p text:style-name="P13"/>
      <text:p text:style-name="P13">def __init__(self, list = [ ]):</text:p>
      <text:p text:style-name="P13"><text:s text:c="4"/>self.list = <text:span text:style-name="T6">list</text:span> <text:s/># objects <text:span text:style-name="T6">share </text:span><text:span text:style-name="T7">the same</text:span> list.</text:p>
      <text:p text:style-name="P13"/>
      <text:p text:style-name="P14">* <text:span text:style-name="T8">built-in que in python</text:span></text:p>
      <text:p text:style-name="P14">from collections import deque</text:p>
      <text:p text:style-name="P14">que = deque()</text:p>
      <text:p text:style-name="P14">que += “hey”<text:tab/><text:tab/># [“h”, “e”, “y”]</text:p>
      <text:p text:style-name="P14">que += [“hey”]<text:tab/># [“h”, “e”, “y”, “hey”]</text:p>
      <text:p text:style-name="P14">que.append(“hey”)<text:tab/># [“h”, “e”, “y”, “hey”, “hey”]</text:p>
      <text:p text:style-name="P14"/>
      <text:p text:style-name="P15">* representing infinity, useful for minimi<text:span text:style-name="T9">z</text:span>ation<text:span text:style-name="T9">&amp;maximization</text:span> problems</text:p>
      <text:p text:style-name="P15">import math</text:p>
      <text:p text:style-name="P15">infinity = math.inf</text:p>
      <text:p text:style-name="P16">infinity = -math.inf</text:p>
      <text:p text:style-name="P15"/>
      <text:p text:style-name="P17">* set operations</text:p>
      <text:p text:style-name="P17">x – y: difference</text:p>
      <text:p text:style-name="P17">x | y: union</text:p>
      <text:p text:style-name="P17">x &amp; y: intersection</text:p>
      <text:p text:style-name="P17"># returns a new set</text:p>
      <text:p text:style-name="P17"/>
      <text:p text:style-name="P18">*</text:p>
      <text:p text:style-name="P18">x = [1, 2, 2, 3]</text:p>
      <text:p text:style-name="P18">y = set(x) <text:s/># y = {1, 2, 3}, set doesn’t have duplications</text:p>
      <text:p text:style-name="P18"/>
      <text:p text:style-name="P18">*</text:p>
      <text:p text:style-name="P18"><text:soft-page-break/>x = set([1, 2])</text:p>
      <text:p text:style-name="P18">y = set([1, 2])</text:p>
      <text:p text:style-name="P18">x == y <text:s/># True</text:p>
      <text:p text:style-name="P18">x is y <text:s text:c="3"/>#False, id(x) == id(y)</text:p>
      <text:p text:style-name="P17"/>
      <text:p text:style-name="P19">*</text:p>
      <text:p text:style-name="P19">x = [1, 2, 3, 4, 5]</text:p>
      <text:p text:style-name="P19">y = [i*2 for i in x] </text:p>
      <text:p text:style-name="P19"><text:tab/># y = [2, 4, 6, 8, 10]</text:p>
      <text:p text:style-name="P19">y = [i*2 for i in x if i &lt; 3]</text:p>
      <text:p text:style-name="P19"><text:tab/># y = [2, 4]</text:p>
      <text:p text:style-name="P17"/>
      <text:p text:style-name="P17"><draw:frame text:anchor-type="paragraph" draw:z-index="2" draw:name="Text Frame 7" draw:style-name="gr1" draw:text-style-name="P21" svg:width="1.763cm" svg:height="1.763cm" svg:x="5.248cm" svg:y="0.086cm"><draw:text-box><text:p text:style-name="P20"><text:span text:style-name="T10">x = [1, 2]</text:span></text:p><text:p text:style-name="P20"><text:span text:style-name="T10">y = [ ]</text:span></text:p></draw:text-box></draw:frame>* </text:p>
      <text:p text:style-name="P17"/>
      <text:p text:style-name="P13"><draw:line text:anchor-type="paragraph" draw:z-index="3" draw:name="Line 4" draw:style-name="gr2" draw:text-style-name="P22" svg:x1="5.156cm" svg:y1="0.317cm" svg:x2="3.06cm" svg:y2="1.968cm"><text:p/></draw:line><draw:line text:anchor-type="paragraph" draw:z-index="4" draw:name="Line 5" draw:style-name="gr2" draw:text-style-name="P22" svg:x1="7.01cm" svg:y1="0.339cm" svg:x2="8.788cm" svg:y2="2.032cm"><text:p/></draw:line></text:p>
      <text:p text:style-name="P13"/>
      <text:p text:style-name="P13"/>
      <text:p text:style-name="P13"/>
      <text:p text:style-name="P13"><draw:frame text:anchor-type="paragraph" draw:z-index="0" draw:name="Text Frame 5" draw:style-name="gr3" draw:text-style-name="P23" svg:width="5.603cm" svg:height="1.243cm" svg:x="0.273cm" svg:y="0.106cm"><draw:text-box><text:p text:style-name="P20"><text:span text:style-name="T10">y.append(x) <text:s/># y = [[1, 2]]</text:span></text:p><text:p text:style-name="P20"><text:span text:style-name="T10">x.pop() <text:s text:c="8"/># x = [1], y = [[1]]</text:span></text:p></draw:text-box></draw:frame><draw:frame text:anchor-type="paragraph" draw:z-index="1" draw:name="Text Frame 6" draw:style-name="gr4" draw:text-style-name="P23" svg:width="6.52cm" svg:height="1.706cm" svg:x="7.696cm" svg:y="0.191cm"><draw:text-box><text:p text:style-name="P20"><text:span text:style-name="T10">y.append(list(x)) <text:s/># y = [[1, 2]]</text:span></text:p><text:p text:style-name="P20"><text:span text:style-name="T10">x.pop() <text:s text:c="8"/># x = [1], y = [[1, 2]]</text:span></text:p></draw:text-box></draw:frame></text:p>
      <text:p text:style-name="P13"/>
      <text:p text:style-name="P24"/>
      <text:p text:style-name="P24">* reversing a list</text:p>
      <text:p text:style-name="P24">x = x[ : : -1]</text:p>
      <text:p text:style-name="P13"/>
      <text:p text:style-name="P25">*</text:p>
      <text:p text:style-name="P26">s = “hey”</text:p>
      <text:p text:style-name="P26">for i in <text:span text:style-name="T11">s</text:span>:</text:p>
      <text:p text:style-name="P26"><text:s text:c="4"/>print(<text:span text:style-name="T11">s</text:span>)</text:p>
      <text:p text:style-name="P26"><text:s text:c="4"/>s += “a”</text:p>
      <text:p text:style-name="P26"/>
      <text:p text:style-name="P26"># <text:span text:style-name="T11">hey</text:span></text:p>
      <text:p text:style-name="P26"># <text:span text:style-name="T11">heya</text:span></text:p>
      <text:p text:style-name="P26"># <text:span text:style-name="T11">heyaa</text:span></text:p>
      <text:p text:style-name="P26"># loop ends there</text:p>
      <text:p text:style-name="P26"/>
      <text:p text:style-name="P26">s = “hey”</text:p>
      <text:p text:style-name="P26">i = 0</text:p>
      <text:p text:style-name="P26">while i &lt; len(s):</text:p>
      <text:p text:style-name="P26"><text:s text:c="4"/>i += 1</text:p>
      <text:p text:style-name="P26"><text:s text:c="4"/>s += “a”</text:p>
      <text:p text:style-name="P26"/>
      <text:p text:style-name="P26"># infinite loop</text:p>
      <text:p text:style-name="P27"/>
      <text:p text:style-name="P27"/>
      <text:p text:style-name="P28">* copying a list</text:p>
      <text:p text:style-name="P28">x = [1, 2]</text:p>
      <text:p text:style-name="P28">y = x</text:p>
      <text:p text:style-name="P28">x == y</text:p>
      <text:p text:style-name="P28"><text:tab/># True (equal)</text:p>
      <text:p text:style-name="P28">x is y</text:p>
      <text:p text:style-name="P28"><text:tab/># True (identical), <text:span text:style-name="T12">id(x) = id(y)</text:span></text:p>
      <text:p text:style-name="P28">y = x[:]</text:p>
      <text:p text:style-name="P28"><text:soft-page-break/>x == y</text:p>
      <text:p text:style-name="P28"><text:tab/># True (equal)</text:p>
      <text:p text:style-name="P28">x is y</text:p>
      <text:p text:style-name="P28"><text:tab/># False (not identical), <text:span text:style-name="T12">id(x) != id(y)</text:span></text:p>
      <text:p text:style-name="P28"/>
      <text:p text:style-name="P29">* get input from user</text:p>
      <text:p text:style-name="P29"># whatever the user types will be handled as a <text:span text:style-name="T5">string</text:span></text:p>
      <text:p text:style-name="P29"><text:tab/>user_input = input()</text:p>
      <text:p text:style-name="P29"/>
      <text:p text:style-name="P29">* ‘pass’ statement – does nothing, used as a placeholder</text:p>
      <text:p text:style-name="P29"/>
      <text:p text:style-name="P30">* to quit help page – press ‘q’</text:p>
      <text:p text:style-name="P30"/>
      <text:p text:style-name="P31">* ‘if 0 &lt;= 1 &lt;= 2’ equals ‘if 0 &lt;= 1 and 1 &lt;= 2’</text:p>
      <text:p text:style-name="P30"/>
      <text:p text:style-name="P32">*</text:p>
      <text:p text:style-name="P32">x1 = [1, 1, 1]</text:p>
      <text:p text:style-name="P32">x2 = [2, 2, 2]</text:p>
      <text:p text:style-name="P32">y = [*x1, 99, *x2]</text:p>
      <text:p text:style-name="P32"><text:tab/># y = [1, 1, 1, 99, 2, 2, 2]</text:p>
      <text:p text:style-name="P33">y = [x1, 99, x2]</text:p>
      <text:p text:style-name="P33"><text:tab/># y = [[1, 1, 1], 99, [2, 2, 2]]</text:p>
      <text:p text:style-name="P33"/>
      <text:p text:style-name="P34">*</text:p>
      <text:p text:style-name="P34">name = “galip”</text:p>
      <text:p text:style-name="P34">d = {}</text:p>
      <text:p text:style-name="P34">d.setdefault(name, 0)</text:p>
      <text:p text:style-name="P34"><text:tab/># if ‘name’ is already in ‘d’, this doesn’t do anything</text:p>
      <text:p text:style-name="P34"><text:tab/># if not, this will do the following: d[name] = 0</text:p>
      <text:p text:style-name="P34"/>
      <text:p text:style-name="P35">* check if a key is present in a dictionary</text:p>
      <text:p text:style-name="P35">key = “galip”</text:p>
      <text:p text:style-name="P35">d = {}</text:p>
      <text:p text:style-name="P35">d.setdefault(key, 0)</text:p>
      <text:p text:style-name="P35">if d[key] == 0:</text:p>
      <text:p text:style-name="P35"><text:tab/>pass <text:s/># if code reaches there, it means the key <text:span text:style-name="T13">was</text:span> not in this dictionary <text:span text:style-name="T13">before</text:span></text:p>
      <text:p text:style-name="P35"/>
      <text:p text:style-name="P35"># alternatively, it is possible to combine “setdefault” and “if” into one line</text:p>
      <text:p text:style-name="P35">if d.setdefault(key, 0) == 0:</text:p>
      <text:p text:style-name="P35"><text:tab/>pass # if code reaches there, it means the key <text:span text:style-name="T13">was</text:span> not in this dictionary <text:span text:style-name="T13">before</text:span></text:p>
      <text:p text:style-name="P35"/>
      <text:p text:style-name="P36"># it is assumed that values in this dictionary cannot be 0 (zero) except setdefault operation</text:p>
      <text:p text:style-name="P36"/>
      <text:p text:style-name="P37">* variable number of arguments</text:p>
      <text:p text:style-name="P38"><text:span text:style-name="T14">def</text:span> <text:span text:style-name="T15">func</text:span>(<text:span text:style-name="T16">*</text:span><text:span text:style-name="T17">args</text:span>, <text:span text:style-name="T16">**</text:span><text:span text:style-name="T17">kwargs</text:span>):</text:p>
      <text:p text:style-name="P39">    <text:span text:style-name="T18">for</text:span><text:span text:style-name="T19"> </text:span><text:span text:style-name="T20">item</text:span><text:span text:style-name="T19"> </text:span><text:span text:style-name="T18">in</text:span><text:span text:style-name="T19"> </text:span><text:span text:style-name="T20">args</text:span><text:span text:style-name="T19">:</text:span></text:p>
      <text:p text:style-name="P39">        <text:span text:style-name="T21">print</text:span><text:span text:style-name="T19">(</text:span><text:span text:style-name="T20">item</text:span><text:span text:style-name="T19">)</text:span></text:p>
      <text:p text:style-name="P39">    <text:span text:style-name="T18">for</text:span><text:span text:style-name="T19"> </text:span><text:span text:style-name="T20">k</text:span><text:span text:style-name="T19">,</text:span><text:span text:style-name="T20">v</text:span><text:span text:style-name="T19"> </text:span><text:span text:style-name="T18">in</text:span><text:span text:style-name="T19"> </text:span><text:span text:style-name="T20">kwargs</text:span><text:span text:style-name="T19">.</text:span><text:span text:style-name="T21">items</text:span><text:span text:style-name="T19">():</text:span></text:p>
      <text:p text:style-name="P39">        <text:span text:style-name="T21">print</text:span><text:span text:style-name="T19">(</text:span><text:span text:style-name="T20">k</text:span><text:span text:style-name="T19">, </text:span><text:span text:style-name="T20">v</text:span><text:span text:style-name="T19">)</text:span></text:p>
      <text:p text:style-name="P40"/>
      <text:p text:style-name="P41"><text:span text:style-name="T15">func</text:span>(<text:span text:style-name="T22">1</text:span>, <text:span text:style-name="T22">2</text:span>, <text:span text:style-name="T22">3</text:span>, <text:span text:style-name="T22">4</text:span>, <text:span text:style-name="T17">a</text:span><text:span text:style-name="T16">=</text:span><text:span text:style-name="T22">10</text:span>, <text:span text:style-name="T17">b</text:span><text:span text:style-name="T16">=</text:span><text:span text:style-name="T22">20</text:span>, <text:span text:style-name="T17">c</text:span><text:span text:style-name="T16">=</text:span><text:span text:style-name="T22">30</text:span>)</text:p>
      <text:p text:style-name="P42"># args -&gt; tuple, kwargs -&gt; dictionary</text:p>
      <text:p text:style-name="P43"><text:soft-page-break/>* os.module</text:p>
      <text:p text:style-name="P43">import os</text:p>
      <text:p text:style-name="P43">os.sep</text:p>
      <text:p text:style-name="P43">os.listdir()</text:p>
      <text:p text:style-name="P43">os.path.join()</text:p>
      <text:p text:style-name="P43">os.path.isfile()</text:p>
      <text:p text:style-name="P43">os.path.isdir()</text:p>
      <text:p text:style-name="P44">os.getcwd()</text:p>
      <text:p text:style-name="P45"/>
      <text:p text:style-name="P45"/>
      <text:p text:style-name="P44">* sys module</text:p>
      <text:p text:style-name="P44">import sys</text:p>
      <text:p text:style-name="P44">sys.argv: list of command line arguments, [0] is the script pathname</text:p>
      <text:p text:style-name="P44"><text:tab/>py test.py we are arguments</text:p>
      <text:p text:style-name="P44"><text:tab/>[0]: test.py</text:p>
      <text:p text:style-name="P44"><text:tab/>[1]: we</text:p>
      <text:p text:style-name="P44"><text:tab/>[2]: are</text:p>
      <text:p text:style-name="P44"><text:tab/>[3]: arguments</text:p>
      <text:p text:style-name="P44">sys.path: shows the PYTHONPATH where modules are <text:span text:style-name="T23">searched</text:span></text:p>
      <text:p text:style-name="P44"/>
      <text:p text:style-name="P44">* to see available names (variables, functions, imported modules etc.) under a namespace</text:p>
      <text:p text:style-name="P44"><text:tab/>dir(): names under the current <text:span text:style-name="T24">scope</text:span></text:p>
      <text:p text:style-name="P44"><text:tab/><text:span text:style-name="T24">dir(sys): names under the ‘sys’ module</text:span></text:p>
      <text:p text:style-name="P43"><text:tab/><text:span text:style-name="T25">dir(“</text:span><text:span text:style-name="T26">abc</text:span><text:span text:style-name="T25">”): names under the “</text:span><text:span text:style-name="T26">abc</text:span><text:span text:style-name="T25">” string</text:span></text:p>
      <text:p text:style-name="P43"/>
      <text:p text:style-name="P46">* number literals vs string literals: it’s possible to access the available names with string literals, but this is not the case for number literals. So variable names should be used for that case</text:p>
      <text:p text:style-name="P46"><text:tab/>“abc”.format()</text:p>
      <text:p text:style-name="P46"><text:tab/>5.bit_length() <text:s/># SyntaxError</text:p>
      <text:p text:style-name="P46"><text:tab/>x = 5</text:p>
      <text:p text:style-name="P46"><text:tab/>x.bit_length()</text:p>
      <text:p text:style-name="P46"/>
      <text:p text:style-name="P47">* to see if a module is imported or running standalone</text:p>
      <text:p text:style-name="P47"><text:tab/>if __name__ == ‘__main__’:</text:p>
      <text:p text:style-name="P47"><text:tab/><text:tab/>print(“running standalone”)</text:p>
      <text:p text:style-name="P47"><text:tab/>else:</text:p>
      <text:p text:style-name="P47"><text:tab/><text:tab/>print(“imported”)</text:p>
      <text:p text:style-name="P48"/>
      <text:p text:style-name="P49">* sorting <text:span text:style-name="T27">user-defined </text:span>objects with sorted()</text:p>
      <text:p text:style-name="P49"># sorted() function is using ‘&lt;’ operation to do sorting</text:p>
      <text:p text:style-name="P49"># def __lt__(self, value) function must be implemented <text:span text:style-name="T28">under the class definition</text:span> for this operation</text:p>
      <text:p text:style-name="P49"># this will define what comprasion will be based on <text:span text:style-name="T29">during sorting</text:span></text:p>
      <text:p text:style-name="P49"/>
      <text:p text:style-name="P49">def __lt__(self, other):</text:p>
      <text:p text:style-name="P49"><text:tab/>return id(self) &lt; id(other)</text:p>
      <text:p text:style-name="P49"># based on id</text:p>
      <text:p text:style-name="P49"/>
      <text:p text:style-name="P49">def __lt__(self, other):</text:p>
      <text:p text:style-name="P49"><text:tab/>return self.value &lt; other.value</text:p>
      <text:p text:style-name="P49"># based on ‘value’ attribute on these objects</text:p>
      <text:p text:style-name="P50"/>
      <text:p text:style-name="P44"/>
      <text:p text:style-name="P7"><text:soft-page-break/>* pep-8 advises to use ( ), [ ] or { } instead of backslashes (\) for line continuation</text:p>
      <text:p text:style-name="P7"><text:tab/>s = “hel\<text:tab/>s = (“hel”</text:p>
      <text:p text:style-name="P7"><text:tab/> <text:s text:c="5"/>lo”<text:tab/><text:tab/> <text:s text:c="6"/>“lo”)</text:p>
      <text:p text:style-name="P49"/>
      <text:p text:style-name="P51">* by convention, ‘<text:span text:style-name="T5">self</text:span>’ is used for object references, and ‘<text:span text:style-name="T5">cls</text:span>’ is used for class references</text:p>
      <text:p text:style-name="P51"/>
      <text:p text:style-name="P51">* object variables are specific to the object itself, whereas class variables are shared among the objects derived from that class</text:p>
      <text:p text:style-name="P51"/>
      <text:p text:style-name="P52">* <text:span text:style-name="T30">for readability purposes, </text:span>object methods <text:span text:style-name="T30">should be called with object reference and class methods should be called with class reference even though it is possible to call object methods with class references and possible to call class methods with object references</text:span></text:p>
      <text:p text:style-name="P52"/>
      <text:p text:style-name="P53">* <text:span text:style-name="T5">attribute</text:span> of an object, class: <text:span text:style-name="T5">fields</text:span> and <text:span text:style-name="T5">methods</text:span> of an object, class</text:p>
      <text:p text:style-name="P51"/>
      <text:p text:style-name="P54">* object variable vs class variable <text:span text:style-name="T31">with the same name</text:span></text:p>
      <text:p text:style-name="P55"><text:span text:style-name="T14"/></text:p>
      <text:p text:style-name="P55"><text:span text:style-name="T14">class</text:span> <text:span text:style-name="T32">Test</text:span>:</text:p>
      <text:p text:style-name="P39">    <text:span text:style-name="T20">population</text:span><text:span text:style-name="T19"> </text:span><text:span text:style-name="T33">=</text:span><text:span text:style-name="T19"> </text:span><text:span text:style-name="T34">0</text:span></text:p>
      <text:p text:style-name="P40"/>
      <text:p text:style-name="P39">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39">        <text:span text:style-name="T20">self</text:span><text:span text:style-name="T19">.</text:span><text:span text:style-name="T20">__class__</text:span><text:span text:style-name="T19">.</text:span><text:span text:style-name="T20">population</text:span><text:span text:style-name="T19"> </text:span><text:span text:style-name="T33">+=</text:span><text:span text:style-name="T19"> </text:span><text:span text:style-name="T34">1</text:span></text:p>
      <text:p text:style-name="P40"/>
      <text:p text:style-name="P41"><text:span text:style-name="T17">t1</text:span> <text:span text:style-name="T16">=</text:span> <text:span text:style-name="T32">Test</text:span>()</text:p>
      <text:p text:style-name="P41"><text:span text:style-name="T17">t2</text:span> <text:span text:style-name="T16">=</text:span> <text:span text:style-name="T32">Test</text:span>()</text:p>
      <text:p text:style-name="P41"><text:span text:style-name="T15">print</text:span>(<text:span text:style-name="T32">Test</text:span>.<text:span text:style-name="T17">population</text:span>)</text:p>
      <text:p text:style-name="P41"><text:span text:style-name="T15">print</text:span>(<text:span text:style-name="T17">t1</text:span>.<text:span text:style-name="T17">population</text:span>)</text:p>
      <text:p text:style-name="P56"># output: 2</text:p>
      <text:p text:style-name="P56"># output: 2</text:p>
      <text:p text:style-name="P54"/>
      <text:p text:style-name="P55"><text:span text:style-name="T14">class</text:span> <text:span text:style-name="T32">Test</text:span>:</text:p>
      <text:p text:style-name="P39">    <text:span text:style-name="T20">population</text:span><text:span text:style-name="T19"> </text:span><text:span text:style-name="T33">=</text:span><text:span text:style-name="T19"> </text:span><text:span text:style-name="T34">0</text:span></text:p>
      <text:p text:style-name="P40"/>
      <text:p text:style-name="P39">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39">        <text:span text:style-name="T20">self</text:span><text:span text:style-name="T19">.</text:span><text:span text:style-name="T20">population</text:span><text:span text:style-name="T19"> </text:span><text:span text:style-name="T33">+=</text:span><text:span text:style-name="T19"> </text:span><text:span text:style-name="T34">1</text:span></text:p>
      <text:p text:style-name="P40"/>
      <text:p text:style-name="P41"><text:span text:style-name="T17">t1</text:span> <text:span text:style-name="T16">=</text:span> <text:span text:style-name="T32">Test</text:span>()</text:p>
      <text:p text:style-name="P41"><text:span text:style-name="T17">t2</text:span> <text:span text:style-name="T16">=</text:span> <text:span text:style-name="T32">Test</text:span>()</text:p>
      <text:p text:style-name="P41"><text:span text:style-name="T15">print</text:span>(<text:span text:style-name="T32">Test</text:span>.<text:span text:style-name="T17">population</text:span>)</text:p>
      <text:p text:style-name="P41"><text:span text:style-name="T15">print</text:span>(<text:span text:style-name="T17">t1</text:span>.<text:span text:style-name="T17">population</text:span>)</text:p>
      <text:p text:style-name="P54"># <text:span text:style-name="T36">output: </text:span><text:span text:style-name="T31">0</text:span></text:p>
      <text:p text:style-name="P57"># output: 1</text:p>
      <text:p text:style-name="P57"/>
      <text:p text:style-name="P58"># this shows that if there is no object variable with the same name as class variable, the object uses # the class variable. if there is, then it uses the object variable. So, object variable with the same </text:p>
      <text:p text:style-name="P58"># name as class variable overrides the class variable</text:p>
      <text:p text:style-name="P59"/>
      <text:p text:style-name="P60"># every object refers to its class with ‘__class__’ attribute. So, instead of ‘<text:span text:style-name="T37">Test.population’ we can </text:span></text:p>
      <text:p text:style-name="P60"><text:span text:style-name="T38"># </text:span><text:span text:style-name="T37">use ‘self.__class__.population’ to reach the class variable. With that, we also</text:span><text:span text:style-name="T39"> </text:span><text:span text:style-name="T37">eliminated the need </text:span><text:span text:style-name="T40"># </text:span><text:span text:style-name="T37">for the class reference </text:span><text:span text:style-name="T41">(cls) and the dependence on the class name (Test). </text:span><text:span text:style-name="T42">So if </text:span><text:span text:style-name="T40">the </text:span><text:span text:style-name="T42">class name </text:span></text:p>
      <text:p text:style-name="P61"><text:span text:style-name="T40"># c</text:span><text:span text:style-name="T42">hanges, </text:span><text:span text:style-name="T43">the</text:span><text:span text:style-name="T44"> </text:span><text:span text:style-name="T42">code </text:span><text:span text:style-name="T45">won’t break</text:span></text:p>
      <text:p text:style-name="P62"/>
      <text:p text:style-name="P62"><text:soft-page-break/></text:p>
      <text:p text:style-name="P63">* ‘@classmethod’ decorator is required for class methods</text:p>
      <text:p text:style-name="P64"><text:span text:style-name="T14">class</text:span> <text:span text:style-name="T32">Test</text:span>:</text:p>
      <text:p text:style-name="P39">    <text:span text:style-name="T20">population</text:span><text:span text:style-name="T19"> </text:span><text:span text:style-name="T33">=</text:span><text:span text:style-name="T19"> </text:span><text:span text:style-name="T34">0</text:span></text:p>
      <text:p text:style-name="P39">    <text:span text:style-name="T35">def</text:span><text:span text:style-name="T19"> </text:span><text:span text:style-name="T21">increase_population</text:span><text:span text:style-name="T19">(</text:span><text:span text:style-name="T20">cls</text:span><text:span text:style-name="T19">):</text:span></text:p>
      <text:p text:style-name="P39">        <text:span text:style-name="T20">cls</text:span><text:span text:style-name="T19">.</text:span><text:span text:style-name="T20">population</text:span><text:span text:style-name="T19"> </text:span><text:span text:style-name="T33">+=</text:span><text:span text:style-name="T19"> </text:span><text:span text:style-name="T34">1</text:span></text:p>
      <text:p text:style-name="P40"/>
      <text:p text:style-name="P41"><text:span text:style-name="T32">Test</text:span>.<text:span text:style-name="T15">increase_population</text:span>()</text:p>
      <text:p text:style-name="P63"><text:span text:style-name="T36"># output: </text:span>TypeError: Test.increase_population() missing 1 required positional argument: 'cls'</text:p>
      <text:p text:style-name="P63"/>
      <text:p text:style-name="P64"><text:span text:style-name="T14">class</text:span> <text:span text:style-name="T32">Test</text:span>:</text:p>
      <text:p text:style-name="P39">    <text:span text:style-name="T20">population</text:span><text:span text:style-name="T19"> </text:span><text:span text:style-name="T33">=</text:span><text:span text:style-name="T19"> </text:span><text:span text:style-name="T34">0</text:span></text:p>
      <text:p text:style-name="P39">    <text:span text:style-name="T21">@</text:span><text:span text:style-name="T46">classmethod</text:span></text:p>
      <text:p text:style-name="P39">    <text:span text:style-name="T35">def</text:span><text:span text:style-name="T19"> </text:span><text:span text:style-name="T21">increase_population</text:span><text:span text:style-name="T19">(</text:span><text:span text:style-name="T20">cls</text:span><text:span text:style-name="T19">):</text:span></text:p>
      <text:p text:style-name="P39">        <text:span text:style-name="T20">cls</text:span><text:span text:style-name="T19">.</text:span><text:span text:style-name="T20">population</text:span><text:span text:style-name="T19"> </text:span><text:span text:style-name="T33">+=</text:span><text:span text:style-name="T19"> </text:span><text:span text:style-name="T34">1</text:span></text:p>
      <text:p text:style-name="P40"/>
      <text:p text:style-name="P41"><text:span text:style-name="T32">Test</text:span>.<text:span text:style-name="T15">increase_population</text:span>()</text:p>
      <text:p text:style-name="P41"><text:span text:style-name="T15">print</text:span>(<text:span text:style-name="T32">Test</text:span>.<text:span text:style-name="T17">population</text:span>)</text:p>
      <text:p text:style-name="P63"># <text:span text:style-name="T36">output:</text:span> 1</text:p>
      <text:p text:style-name="P63"/>
      <text:p text:style-name="P65"/>
      <text:p text:style-name="P66">* object method call vs class method call</text:p>
      <text:p text:style-name="P67"><text:span text:style-name="T14">class</text:span> <text:span text:style-name="T32">Test</text:span>:</text:p>
      <text:p text:style-name="P39">    <text:span text:style-name="T20">population</text:span><text:span text:style-name="T19"> </text:span><text:span text:style-name="T33">=</text:span><text:span text:style-name="T19"> </text:span><text:span text:style-name="T34">0</text:span></text:p>
      <text:p text:style-name="P39">    <text:span text:style-name="T21">@</text:span><text:span text:style-name="T46">classmethod</text:span></text:p>
      <text:p text:style-name="P39">    <text:span text:style-name="T35">def</text:span><text:span text:style-name="T19"> </text:span><text:span text:style-name="T21">increase_population</text:span><text:span text:style-name="T19">(</text:span><text:span text:style-name="T20">cls</text:span><text:span text:style-name="T19">):</text:span></text:p>
      <text:p text:style-name="P39">        <text:span text:style-name="T20">cls</text:span><text:span text:style-name="T19">.</text:span><text:span text:style-name="T20">population</text:span><text:span text:style-name="T19"> </text:span><text:span text:style-name="T33">+=</text:span><text:span text:style-name="T19"> </text:span><text:span text:style-name="T34">1</text:span></text:p>
      <text:p text:style-name="P39">    </text:p>
      <text:p text:style-name="P39">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39">        <text:span text:style-name="T18">pass</text:span></text:p>
      <text:p text:style-name="P39">    </text:p>
      <text:p text:style-name="P39">    <text:span text:style-name="T35">def</text:span><text:span text:style-name="T19"> </text:span><text:span text:style-name="T21">object_method</text:span><text:span text:style-name="T19">(</text:span><text:span text:style-name="T20">self</text:span><text:span text:style-name="T19">):</text:span></text:p>
      <text:p text:style-name="P68">        <text:span text:style-name="T18">pass</text:span></text:p>
      <text:p text:style-name="P40"/>
      <text:p text:style-name="P41"><text:span text:style-name="T17">t</text:span> <text:span text:style-name="T16">=</text:span> <text:span text:style-name="T32">Test</text:span>()</text:p>
      <text:p text:style-name="P69"># class method call</text:p>
      <text:p text:style-name="P41"><text:span text:style-name="T17">t</text:span>.<text:span text:style-name="T15">increase_population</text:span>()</text:p>
      <text:p text:style-name="P41"><text:span text:style-name="T32">Test</text:span>.<text:span text:style-name="T15">increase_population</text:span>()  <text:span text:style-name="T47"># should be preferred</text:span></text:p>
      <text:p text:style-name="P69"># object method call</text:p>
      <text:p text:style-name="P41"><text:span text:style-name="T32">Test</text:span>.<text:span text:style-name="T15">object_method</text:span>(<text:span text:style-name="T17">t</text:span>)</text:p>
      <text:p text:style-name="P41"><text:span text:style-name="T17">t</text:span>.<text:span text:style-name="T15">object_method</text:span>()           <text:span text:style-name="T47"># should be preferred</text:span></text:p>
      <text:p text:style-name="P40"/>
      <text:p text:style-name="P70"><text:span text:style-name="T48">print</text:span><text:span text:style-name="T49">(</text:span><text:span text:style-name="T50">t</text:span><text:span text:style-name="T49">.</text:span><text:span text:style-name="T50">__class__</text:span><text:span text:style-name="T49">.</text:span><text:span text:style-name="T50">population</text:span><text:span text:style-name="T49">)</text:span></text:p>
      <text:p text:style-name="P71"># output: 2</text:p>
      <text:p text:style-name="P71"/>
      <text:p text:style-name="P71"/>
      <text:p text:style-name="P72">* decorators – can extend the functionality of a function without modifying the function itself.</text:p>
      <text:p text:style-name="P73">useful for reusability</text:p>
      <text:p text:style-name="P72"/>
      <text:p text:style-name="P72">import functools</text:p>
      <text:p text:style-name="P72"/>
      <text:p text:style-name="P72"><text:soft-page-break/></text:p>
      <text:p text:style-name="P72">def check_zero_divide(divide_func):</text:p>
      <text:p text:style-name="P72"><text:s text:c="4"/>"""checks if divider is zero"""</text:p>
      <text:p text:style-name="P72"><text:s text:c="4"/># @wraps is used to preserve docstring and function name</text:p>
      <text:p text:style-name="P72"><text:s text:c="4"/>@functools.wraps(divide_func)</text:p>
      <text:p text:style-name="P72"><text:s text:c="4"/>def wrapper(a, b):</text:p>
      <text:p text:style-name="P72"><text:s text:c="8"/>"""this is <text:span text:style-name="T51">the </text:span><text:span text:style-name="T52">docstring of </text:span>wrapper"""</text:p>
      <text:p text:style-name="P72"><text:s text:c="8"/>if b == 0:</text:p>
      <text:p text:style-name="P72"><text:s text:c="12"/>return "divider cannot be zero"</text:p>
      <text:p text:style-name="P72"><text:s text:c="8"/>else:</text:p>
      <text:p text:style-name="P72"><text:s text:c="12"/>return divide_func(a, b)</text:p>
      <text:p text:style-name="P72"><text:s text:c="4"/>return wrapper</text:p>
      <text:p text:style-name="P72"/>
      <text:p text:style-name="P74"># “<text:span text:style-name="T53">@check_zero_divide” equals to “</text:span>divide = check_zero_divide(divide)”</text:p>
      <text:p text:style-name="P72">@check_zero_divide</text:p>
      <text:p text:style-name="P72">def divide(a, b):</text:p>
      <text:p text:style-name="P72"><text:s text:c="4"/>"""returns a / b"""</text:p>
      <text:p text:style-name="P72"><text:s text:c="4"/>return a / b</text:p>
      <text:p text:style-name="P72"/>
      <text:p text:style-name="P72">print(divide(3, 0))</text:p>
      <text:p text:style-name="P72">print(divide.__name__)</text:p>
      <text:p text:style-name="P72">print(divide.__doc__)</text:p>
      <text:p text:style-name="P72"/>
      <text:p text:style-name="P72"># output will be</text:p>
      <text:p text:style-name="P72"># <text:tab/>divider cannot be zero</text:p>
      <text:p text:style-name="P72"># <text:tab/>divide</text:p>
      <text:p text:style-name="P72"># <text:tab/>returns a / b</text:p>
      <text:p text:style-name="P72"># if ‘@<text:span text:style-name="T52">functools.</text:span>wraps<text:span text:style-name="T52">()’</text:span> <text:span text:style-name="T54">was</text:span> not used, output would be</text:p>
      <text:p text:style-name="P72">#<text:tab/>divider cannot be zero</text:p>
      <text:p text:style-name="P72">#<text:tab/>wrapper</text:p>
      <text:p text:style-name="P72">#<text:tab/>this is <text:span text:style-name="T51">the </text:span><text:span text:style-name="T52">docstring of </text:span><text:span text:style-name="T53">wrapper</text:span></text:p>
      <text:p text:style-name="P75"># we can also define wrapper function like this:</text:p>
      <text:p text:style-name="P75"># <text:tab/>def wrapper(*args, **kwargs):</text:p>
      <text:p text:style-name="P75">#<text:tab/><text:tab/><text:span text:style-name="T55">x</text:span> = args[0]</text:p>
      <text:p text:style-name="P75">#<text:tab/><text:tab/><text:span text:style-name="T55">y</text:span> = args[1]</text:p>
      <text:p text:style-name="P75">#<text:tab/><text:tab/><text:span text:style-name="T55">if y == 0:</text:span></text:p>
      <text:p text:style-name="P76">#<text:tab/><text:tab/>...</text:p>
      <text:p text:style-name="P72"/>
      <text:p text:style-name="P72"/>
      <text:h text:style-name="Heading_20_3" text:outline-level="3">notes from cheat sheet</text:h>
      <text:p text:style-name="P77">styling</text:p>
      <text:p text:style-name="P77"><text:tab/>four spaces per indentation level</text:p>
      <text:p text:style-name="P77"><text:tab/>don't exceed 79 characters per line</text:p>
      <text:p text:style-name="P77"><text:tab/>naming</text:p>
      <text:p text:style-name="P77"><text:tab/><text:tab/>class: CamelCase</text:p>
      <text:p text:style-name="P77"><text:tab/><text:tab/>object: lowercase with underscores</text:p>
      <text:p text:style-name="P77"><text:tab/><text:tab/>module: lowercase with underscores</text:p>
      <text:p text:style-name="P77"/>
      <text:p text:style-name="P77">loops</text:p>
      <text:p text:style-name="P77"><text:tab/>for</text:p>
      <text:p text:style-name="P77"><text:soft-page-break/><text:tab/>while</text:p>
      <text:p text:style-name="P77"><text:tab/>break</text:p>
      <text:p text:style-name="P77"><text:tab/>continue</text:p>
      <text:p text:style-name="P77"/>
      <text:p text:style-name="P77">conditions</text:p>
      <text:p text:style-name="P77"><text:tab/>if</text:p>
      <text:p text:style-name="P77"><text:tab/>elif</text:p>
      <text:p text:style-name="P77"><text:tab/>else</text:p>
      <text:p text:style-name="P77"/>
      <text:p text:style-name="P77">OrderedDict</text:p>
      <text:p text:style-name="P77"><text:tab/>keeps the order of kv pairs</text:p>
      <text:p text:style-name="P77"><text:tab/>from collections import OrderedDict</text:p>
      <text:p text:style-name="P77"/>
      <text:p text:style-name="P77">check if 'players' list is empty</text:p>
      <text:p text:style-name="P77"><text:tab/>if players:</text:p>
      <text:p text:style-name="P77"/>
      <text:p text:style-name="P77">remove all '13' values in 'numbers' list</text:p>
      <text:p text:style-name="P77"><text:tab/>while 13 in numbers:</text:p>
      <text:p text:style-name="P77"><text:tab/><text:tab/>numbers.remove(13)</text:p>
      <text:p text:style-name="P77"/>
      <text:p text:style-name="P77">remove duplications in a list</text:p>
      <text:p text:style-name="P77"><text:tab/>list_x = list(set(list_x))</text:p>
      <text:p text:style-name="P77"/>
      <text:p text:style-name="P77">if 0 -&gt; if False</text:p>
      <text:p text:style-name="P77">if None -&gt; if False</text:p>
      <text:p text:style-name="P77">if -1 -&gt; if True</text:p>
      <text:p text:style-name="P77"/>
      <text:p text:style-name="P77">venv module</text:p>
      <text:p text:style-name="P77"><text:tab/>isolating the project</text:p>
      <text:p text:style-name="P77"><text:tab/>so the libraries a project uses won't affect other libraries other project uses</text:p>
      <text:p text:style-name="P77"/>
      <text:p text:style-name="P77">parameters that accept variable number of arguments(* and **) must be placed last in the function definition</text:p>
      <text:p text:style-name="P77"/>
      <text:p text:style-name="P77">giving alias</text:p>
      <text:p text:style-name="P77"><text:tab/>import math as m</text:p>
      <text:p text:style-name="P77"><text:tab/>m.pow(2, 2)</text:p>
      <text:p text:style-name="P77"><text:tab/>from math import pow as p</text:p>
      <text:p text:style-name="P77"><text:tab/>p(2, 2)</text:p>
      <text:p text:style-name="P77"/>
      <text:p text:style-name="P77">avoid * importing</text:p>
      <text:p text:style-name="P77"><text:tab/>from &lt;module&gt; import *</text:p>
      <text:p text:style-name="P77"/>
      <text:p text:style-name="P77">"with" statement makes sure the file is closed properly when the program has finished the accesing the file</text:p>
      <text:p text:style-name="P77"><text:tab/>with open(&lt;file_path&gt;) as f:</text:p>
      <text:p text:style-name="P77"><text:tab/><text:tab/>contents = f.read()</text:p>
      <text:p text:style-name="P77"><text:tab/><text:tab/>lines = f.readlines()</text:p>
      <text:p text:style-name="P77"><text:tab/>print(contents)</text:p>
      <text:p text:style-name="P77"><text:tab/>for line in lines:</text:p>
      <text:p text:style-name="P77"><text:tab/><text:tab/>print(line.rstrip())</text:p>
      <text:p text:style-name="P77"><text:soft-page-break/></text:p>
      <text:p text:style-name="P77">to construct directory or file path properly, use os.path.join() function</text:p>
      <text:p text:style-name="P77"><text:tab/>relative path: from current working directory</text:p>
      <text:p text:style-name="P77"><text:tab/><text:tab/>os.getcwd()</text:p>
      <text:p text:style-name="P77"><text:tab/><text:tab/>os.path.join("Desktop", "test.py")</text:p>
      <text:p text:style-name="P77"><text:tab/>absolute path: from the root ('C:')</text:p>
      <text:p text:style-name="P77"><text:tab/><text:tab/>os.path.join("C:", "users", "galip furkan", "desktop", "test.py")</text:p>
      <text:p text:style-name="P77"/>
      <text:p text:style-name="P77"/>
      <text:p text:style-name="P77">try-except-else</text:p>
      <text:p text:style-name="P77"><text:tab/>x = 2</text:p>
      <text:p text:style-name="P77"><text:tab/>y = 3</text:p>
      <text:p text:style-name="P77"><text:tab/>try:</text:p>
      <text:p text:style-name="P77"><text:tab/><text:tab/>result = x / y</text:p>
      <text:p text:style-name="P77"><text:tab/>except ZeroDivisionError:</text:p>
      <text:p text:style-name="P77"><text:tab/><text:tab/>print("divider cannot be zero")</text:p>
      <text:p text:style-name="P77"><text:tab/>else:</text:p>
      <text:p text:style-name="P77"><text:tab/><text:tab/>print(result)</text:p>
      <text:p text:style-name="P77"/>
      <text:p text:style-name="P77">if you are not sure what exception needs to be handled, avoid bare except block and use Exception to get info about the error</text:p>
      <text:p text:style-name="P77"><text:tab/>try:</text:p>
      <text:p text:style-name="P77"><text:tab/><text:tab/>...</text:p>
      <text:p text:style-name="P77"><text:tab/>except Exception as e:</text:p>
      <text:p text:style-name="P77"><text:tab/><text:tab/>print(e, type(e))</text:p>
      <text:p text:style-name="P77"><text:tab/>except:</text:p>
      <text:p text:style-name="P77"><text:tab/><text:tab/># avoid this</text:p>
      <text:p text:style-name="P77"><text:tab/><text:tab/>pass</text:p>
      <text:p text:style-name="P77"/>
      <text:p text:style-name="P77">read&amp;write data with json module</text:p>
      <text:p text:style-name="P77"><text:tab/># write some data</text:p>
      <text:p text:style-name="P77"><text:tab/>import json</text:p>
      <text:p text:style-name="P77"/>
      <text:p text:style-name="P77"><text:tab/>numbers = [1, 2, 3]</text:p>
      <text:p text:style-name="P77"><text:tab/>fn = "numbers.json"</text:p>
      <text:p text:style-name="P77"><text:tab/>with open(fn, "w") as f_obj:</text:p>
      <text:p text:style-name="P77"><text:tab/><text:tab/>json.dump(numbers, f_obj)</text:p>
      <text:p text:style-name="P77"/>
      <text:p text:style-name="P77"><text:tab/># read the data</text:p>
      <text:p text:style-name="P77"><text:tab/>try:</text:p>
      <text:p text:style-name="P77"><text:tab/><text:tab/>with open(fn) as f:</text:p>
      <text:p text:style-name="P77"><text:tab/><text:tab/><text:tab/>read_numbers = json.load(f)</text:p>
      <text:p text:style-name="P77"><text:tab/>except FileNotFoundError:</text:p>
      <text:p text:style-name="P77"><text:tab/><text:tab/>print("couldn't find the file:", fn)</text:p>
      <text:p text:style-name="P77"><text:tab/>else:</text:p>
      <text:p text:style-name="P77"><text:tab/><text:tab/>print(read_numbers)</text:p>
      <text:p text:style-name="P77"/>
      <text:p text:style-name="P77">testing the code</text:p>
      <text:p text:style-name="P77"><text:tab/>page 15 and 16 for refer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2" draw:display-name="Arrowheads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5T15:40:01.845000000</meta:creation-date>
    <dc:date>2025-05-01T20:49:10.770000000</dc:date>
    <meta:editing-duration>PT6H25M39S</meta:editing-duration>
    <meta:editing-cycles>77</meta:editing-cycles>
    <meta:generator>LibreOffice/24.8.3.2$Windows_X86_64 LibreOffice_project/48a6bac9e7e268aeb4c3483fcf825c94556d9f92</meta:generator>
    <meta:document-statistic meta:table-count="0" meta:image-count="0" meta:object-count="0" meta:page-count="10" meta:paragraph-count="396" meta:word-count="1853" meta:character-count="10734" meta:non-whitespace-character-count="8813"/>
  </office:meta>
</office:document-meta>
</file>